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26_11-21-01_000.jpg</text:p>
          </table:table-cell>
          <table:table-cell table:style-name="ce22" office:value-type="string">
            <text:p>:m 1-2*2 RES / 245 / 『光合成の世界』　岩波洋造 / p.210</text:p>
          </table:table-cell>
          <table:table-cell table:style-name="ce3"/>
          <table:table-cell table:style-name="ce3"/>
          <table:table-cell table:style-name="ce3" office:value-type="string">
            <text:p>N-35-35-28.88 E-139-34-49.43</text:p>
          </table:table-cell>
          <table:table-cell table:style-name="ce32" table:formula="of:=IF([.E2]=&quot;&quot;;[.C2];CONCATENATE([.C2];&quot; / &quot;;[.E2]))" office:value-type="string" office:string-value=":m 1-2*2 RES / 245 / 『光合成の世界』　岩波洋造 / p.210">
            <text:p>:m 1-2*2 RES / 245 / 『光合成の世界』　岩波洋造 / p.21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6_11-52-16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3 E-139-34-50.04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26_13-48-36_000.jpg</text:p>
          </table:table-cell>
          <table:table-cell table:style-name="ce22" office:value-type="string">
            <text:p>:m 1*1 RES / 245 / 『習近平と中国の終焉』　富坂總 / p.4</text:p>
          </table:table-cell>
          <table:table-cell table:style-name="ce31"/>
          <table:table-cell table:style-name="ce3"/>
          <table:table-cell table:style-name="ce3" office:value-type="string">
            <text:p>N-35-35-28.61 E-139-34-49.54</text:p>
          </table:table-cell>
          <table:table-cell table:style-name="ce32" table:formula="of:=IF([.E4]=&quot;&quot;;[.C4];CONCATENATE([.C4];&quot; / &quot;;[.E4]))" office:value-type="string" office:string-value=":m 1*1 RES / 245 / 『習近平と中国の終焉』　富坂總 / p.4">
            <text:p>:m 1*1 RES / 245 / 『習近平と中国の終焉』　富坂總 / p.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26_15-42-11_000.jpg</text:p>
          </table:table-cell>
          <table:table-cell table:style-name="ce22" office:value-type="string">
            <text:p>:m 1-2*2 RES / 245 / 『光合成の世界』　岩波洋造 / p.214</text:p>
          </table:table-cell>
          <table:table-cell table:style-name="ce23"/>
          <table:table-cell table:style-name="ce3"/>
          <table:table-cell table:style-name="ce3" office:value-type="string">
            <text:p>N-35-35-28.99 E-139-34-49.11</text:p>
          </table:table-cell>
          <table:table-cell table:style-name="ce32" table:formula="of:=IF([.E5]=&quot;&quot;;[.C5];CONCATENATE([.C5];&quot; / &quot;;[.E5]))" office:value-type="string" office:string-value=":m 1-2*2 RES / 245 / 『光合成の世界』　岩波洋造 / p.214">
            <text:p>:m 1-2*2 RES / 245 / 『光合成の世界』　岩波洋造 / p.21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26_16-04-26_000.jpg</text:p>
          </table:table-cell>
          <table:table-cell table:style-name="ce22" office:value-type="string">
            <text:p>:m 食べた物　間食 / 味噌スープ</text:p>
          </table:table-cell>
          <table:table-cell table:style-name="ce23"/>
          <table:table-cell table:style-name="ce3"/>
          <table:table-cell table:style-name="ce3" office:value-type="string">
            <text:p>N-35-35-28.33 E-139-34-49.98</text:p>
          </table:table-cell>
          <table:table-cell table:style-name="ce32" table:formula="of:=IF([.E6]=&quot;&quot;;[.C6];CONCATENATE([.C6];&quot; / &quot;;[.E6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26_16-42-58_000.jpg</text:p>
          </table:table-cell>
          <table:table-cell table:style-name="ce22" office:value-type="string">
            <text:p>:m 1*1 RES / 245 / 『光合成の世界』　岩波洋造 / p.239</text:p>
          </table:table-cell>
          <table:table-cell table:style-name="ce14"/>
          <table:table-cell table:style-name="ce3"/>
          <table:table-cell table:style-name="ce3" office:value-type="string">
            <text:p>N-35-35-28.61 E-139-34-49.32</text:p>
          </table:table-cell>
          <table:table-cell table:style-name="ce32" table:formula="of:=IF([.E7]=&quot;&quot;;[.C7];CONCATENATE([.C7];&quot; / &quot;;[.E7]))" office:value-type="string" office:string-value=":m 1*1 RES / 245 / 『光合成の世界』　岩波洋造 / p.239">
            <text:p>:m 1*1 RES / 245 / 『光合成の世界』　岩波洋造 / p.23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26_16-44-04_000.jpg</text:p>
          </table:table-cell>
          <table:table-cell table:style-name="ce22" office:value-type="string">
            <text:p>:bookmemo / 読んだ本 / 『光合成の世界』 / 著者=岩波洋造</text:p>
          </table:table-cell>
          <table:table-cell table:style-name="ce15"/>
          <table:table-cell table:style-name="ce3"/>
          <table:table-cell table:style-name="ce3" office:value-type="string">
            <text:p>N-35-35-28.61 E-139-34-49.54</text:p>
          </table:table-cell>
          <table:table-cell table:style-name="ce32" table:formula="of:=IF([.E8]=&quot;&quot;;[.C8];CONCATENATE([.C8];&quot; / &quot;;[.E8]))" office:value-type="string" office:string-value=":bookmemo / 読んだ本 / 『光合成の世界』 / 著者=岩波洋造">
            <text:p>:bookmemo / 読んだ本 / 『光合成の世界』 / 著者=岩波洋造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6_16-46-06_000.png</text:p>
          </table:table-cell>
          <table:table-cell table:style-name="ce22" office:value-type="string">
            <text:p>:m / daylog メモ / 2020-0218 / TEMPLATE</text:p>
          </table:table-cell>
          <table:table-cell table:style-name="ce15"/>
          <table:table-cell table:style-name="ce3"/>
          <table:table-cell table:style-name="ce3"/>
          <table:table-cell table:style-name="ce32" table:formula="of:=IF([.E9]=&quot;&quot;;[.C9];CONCATENATE([.C9];&quot; / &quot;;[.E9]))" office:value-type="string" office:string-value=":m / daylog メモ / 2020-0218 / TEMPLATE">
            <text:p>:m / daylog メモ / 2020-0218 / TEMPLA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6_17-44-54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26 E-139-34-49.76</text:p>
          </table:table-cell>
          <table:table-cell table:style-name="ce32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6_18-29-57_000.jpg</text:p>
          </table:table-cell>
          <table:table-cell table:style-name="ce17" office:value-type="string">
            <text:p>:m music / log / gt / || s.1:f-88,patt,-,score+,t.100(or,80),-,-,R=1</text:p>
          </table:table-cell>
          <table:table-cell table:style-name="ce16"/>
          <table:table-cell table:style-name="ce3"/>
          <table:table-cell table:style-name="ce3" office:value-type="string">
            <text:p>N-35-35-27.9 E-139-34-49.38</text:p>
          </table:table-cell>
          <table:table-cell table:style-name="ce32" table:formula="of:=IF([.E11]=&quot;&quot;;[.C11];CONCATENATE([.C11];&quot; / &quot;;[.E11]))" office:value-type="string" office:string-value=":m music / log / gt / || s.1:f-88,patt,-,score+,t.100(or,80),-,-,R=1">
            <text:p>:m music / log / gt / || s.1:f-88,patt,-,score+,t.100(or,80),-,-,R=1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26_20-41-13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38 E-139-34-50.2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27_00-02-00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67 E-139-34-49.27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27_06-36-00_000.jpg</text:p>
          </table:table-cell>
          <table:table-cell table:style-name="ce17" office:value-type="string">
            <text:p>:m :PHOTO 起きた時刻 / 2020</text:p>
          </table:table-cell>
          <table:table-cell table:style-name="ce23"/>
          <table:table-cell table:style-name="ce3"/>
          <table:table-cell table:style-name="ce3" office:value-type="string">
            <text:p>N-35-35-28.74 E-139-34-49.16</text:p>
          </table:table-cell>
          <table:table-cell table:style-name="ce32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27_07-56-34_000.jpg</text:p>
          </table:table-cell>
          <table:table-cell table:style-name="ce22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05 E-139-34-49.32</text:p>
          </table:table-cell>
          <table:table-cell table:style-name="ce32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6_18-11-28_000.mov</text:p>
          </table:table-cell>
          <table:table-cell table:style-name="ce6" office:value-type="string">
            <text:p>:VIDEO / @自宅 / メモ / guitar,gt / 演奏、play / g-2020-0226-1 / f-88,patt,-,score+,t.100(or,80),-,-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IDEO / @自宅 / メモ / guitar,gt / 演奏、play / g-2020-0226-1 / f-88,patt,-,score+,t.100(or,80),-,-,R=1">
            <text:p>:VIDEO / @自宅 / メモ / guitar,gt / 演奏、play / g-2020-0226-1 / f-88,patt,-,score+,t.100(or,80),-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020/02/27</text:date>, <text:time>09:29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27T09:29:04.03</dc:date>
    <dc:creator>iwabuchi ken</dc:creator>
    <meta:editing-duration>P17DT23H40S</meta:editing-duration>
    <meta:editing-cycles>7135</meta:editing-cycles>
    <meta:document-statistic meta:table-count="1" meta:cell-count="758" meta:object-count="0"/>
  </office:meta>
</office:document-meta>
</file>